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Integration with session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SRS and Project Management Documen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Student Information System(DEMO)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20T21:33:29</dc:date>
    <dc:creator>Pratibind jha</dc:creator>
    <meta:editing-duration>PT8M8S</meta:editing-duration>
    <meta:editing-cycles>15</meta:editing-cycles>
    <meta:generator>LibreOffice/3.5$Linux_x86 LibreOffice_project/350m1$Build-2</meta:generator>
    <meta:document-statistic meta:table-count="3" meta:cell-count="186" meta:object-count="0"/>
  </office:meta>
</office:document-meta>
</file>